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frame draw:style-name="gr1" draw:text-style-name="P1" draw:layer="layout" svg:width="15.999cm" svg:height="8.999cm" svg:x="1.25cm" svg:y="1.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Kitöltöt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Kitöltött_20_kék" draw:display-name="Kitöltött kék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Kitöltött_20_sárga" draw:display-name="Kitöltött sárga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Kitöltött_20_vörös" draw:display-name="Kitöltött vörö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Kitöltött_20_zöld" draw:display-name="Kitöltött zöl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.5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09:03:48.261260593</meta:creation-date>
    <dc:date>2024-11-05T09:16:09.298238982</dc:date>
    <meta:editing-duration>PT12M23S</meta:editing-duration>
    <meta:editing-cycles>2</meta:editing-cycles>
    <meta:generator>LibreOffice/24.8.1.2$Linux_X86_64 LibreOffice_project/87fa9aec1a63e70835390b81c40bb8993f1d4ff6</meta:generator>
    <meta:document-statistic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circle" chart:style-name="ch1">
        <chart:legend chart:legend-position="end" svg:x="11.229cm" svg:y="3.205cm" style:legend-expansion="high" chart:style-name="ch2"/>
        <chart:plot-area chart:style-name="ch3" chart:data-source-has-labels="both" svg:x="0.35cm" svg:y="0.35cm" svg:width="10.529cm" svg:height="8.3cm">
          <chart:coordinate-region svg:x="1.465cm" svg:y="0.351cm" svg:width="8.299cm" svg:height="8.299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oszlop</text:p>
              </table:table-cell>
            </table:table-row>
          </table:table-header-rows>
          <table:table-rows>
            <table:table-row>
              <table:table-cell office:value-type="string">
                <text:p>azonnal fu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avítás után fu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lapos átdolgozás után fut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kifizették, de sosem futott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sosem futott rendesen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1.2$Linux_X86_64 LibreOffice_project/87fa9aec1a63e70835390b81c40bb8993f1d4ff6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